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draw:shadow="visible" draw:shadow-offset-x="0.1cm" draw:shadow-offset-y="0.1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1cm" draw:shadow-offset-y="0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4" style:family="paragraph">
      <style:paragraph-properties fo:margin-left="0cm" fo:margin-right="0cm" fo:text-align="start" fo:text-indent="0cm"/>
      <style:text-properties fo:font-size="8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size="8pt" style:font-size-asian="18pt" style:font-size-complex="1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75cm" svg:height="22.125cm" svg:x="9.8cm" svg:y="2.625cm">
          <text:p/>
          <draw:enhanced-geometry svg:viewBox="0 0 21600 21600" draw:path-stretchpoint-x="10800" draw:path-stretchpoint-y="10800" draw:text-areas="?f3 ?f4 ?f5 ?f6" draw:type="round-rectangle" draw:modifiers="1188.78760255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375cm" svg:height="2.875cm" svg:x="1.7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cm" svg:height="8.475cm" svg:x="10.2cm" svg:y="15.8cm">
          <text:p text:style-name="P2"><text:span text:style-name="T1">pthread_t threadA;</text:span></text:p>
          <text:p text:style-name="P2"><text:span text:style-name="T1">pthread_t threadB;</text:span></text:p>
          <text:p text:style-name="P2"><text:span text:style-name="T1">int x;</text:span></text:p>
          <text:p text:style-name="P2"><text:span text:style-name="T1">int y;</text:span></text:p>
          <text:p text:style-name="P2"><text:span text:style-name="T1"/></text:p>
          <text:p text:style-name="P2"><text:span text:style-name="T1">void fonctionA(void *p)</text:span></text:p>
          <text:p text:style-name="P2"><text:span text:style-name="T1">{</text:span></text:p>
          <text:p text:style-name="P2"><text:span text:style-name="T1"><text:tab/></text:span><text:span text:style-name="T1">int i=100;</text:span></text:p>
          <text:p text:style-name="P2"><text:span text:style-name="T1">}</text:span></text:p>
          <text:p text:style-name="P2"><text:span text:style-name="T1"/></text:p>
          <text:p text:style-name="P2"><text:span text:style-name="T1">void fonctionB(void *p)</text:span></text:p>
          <text:p text:style-name="P2"><text:span text:style-name="T1">{</text:span></text:p>
          <text:p text:style-name="P2"><text:span text:style-name="T1"><text:tab/></text:span><text:span text:style-name="T1">int i=10;</text:span></text:p>
          <text:p text:style-name="P2"><text:span text:style-name="T1">}</text:span></text:p>
          <text:p text:style-name="P2"><text:span text:style-name="T1"/></text:p>
          <text:p text:style-name="P2"><text:span text:style-name="T1">main()</text:span></text:p>
          <text:p text:style-name="P2"><text:span text:style-name="T1">{</text:span></text:p>
          <text:p text:style-name="P2"><text:span text:style-name="T1"><text:tab/></text:span><text:span text:style-name="T1">pthread_create(&amp;threadA,NULL,fonctionA,NULL);</text:span></text:p>
          <text:p text:style-name="P2"><text:span text:style-name="T1"><text:tab/></text:span><text:span text:style-name="T1">pthread_create(&amp;threadB,NULL,fonctionB,NULL);</text:span></text:p>
          <text:p text:style-name="P2"><text:span text:style-name="T1">...</text:span></text:p>
          <text:p text:style-name="P2"><text:span text:style-name="T1">}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342cm" svg:height="1.309cm" svg:x="13.25cm" svg:y="2.441cm">
          <draw:text-box>
            <text:p text:style-name="P3">Espace d'adressage</text:p>
            <text:p text:style-name="P3">Processus</text:p>
          </draw:text-box>
        </draw:frame>
        <draw:frame draw:style-name="gr4" draw:text-style-name="P3" draw:layer="layout" svg:width="3.245cm" svg:height="0.78cm" svg:x="10.15cm" svg:y="3.37cm">
          <draw:text-box>
            <text:p text:style-name="P3">stack segment</text:p>
          </draw:text-box>
        </draw:frame>
        <draw:frame draw:style-name="gr4" draw:text-style-name="P3" draw:layer="layout" svg:width="3.08cm" svg:height="0.78cm" svg:x="10.2cm" svg:y="12.095cm">
          <draw:text-box>
            <text:p text:style-name="P3">data segment</text:p>
          </draw:text-box>
        </draw:frame>
        <draw:frame draw:style-name="gr4" draw:text-style-name="P3" draw:layer="layout" svg:width="2.928cm" svg:height="0.78cm" svg:x="10.147cm" svg:y="14.97cm">
          <draw:text-box>
            <text:p text:style-name="P3">text segment</text:p>
          </draw:text-box>
        </draw:frame>
        <draw:custom-shape draw:style-name="gr3" draw:text-style-name="P4" draw:layer="layout" svg:width="8cm" svg:height="1.625cm" svg:x="10.2cm" svg:y="5cm">
          <text:p text:style-name="P4">fonctionA()</text:p>
          <text:p text:style-name="P4">i=10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1.099cm" svg:x="10.2cm" svg:y="10.726cm">
          <text:p text:style-name="P4">main(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1.826cm" svg:x="10.2cm" svg:y="12.9cm">
          <text:p text:style-name="P4">ThreadA</text:p>
          <text:p text:style-name="P4">threadB</text:p>
          <text:p text:style-name="P4">x</text:p>
          <text:p text:style-name="P4">y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41cm" svg:height="0.78cm" svg:x="10.006cm" svg:y="4.245cm">
          <draw:text-box>
            <text:p text:style-name="P3">Pile du threadA</text:p>
          </draw:text-box>
        </draw:frame>
        <draw:custom-shape draw:style-name="gr3" draw:text-style-name="P5" draw:layer="layout" svg:width="1.875cm" svg:height="1.875cm" svg:x="6.7cm" svg:y="4.825cm">
          <text:p text:style-name="P5">Registres</text:p>
          <text:p text:style-name="P5">________</text:p>
          <text:p text:style-name="P5">SP</text:p>
          <text:p text:style-name="P5">PC</text:p>
          <text:p text:style-name="P5">...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75cm" svg:height="1.875cm" svg:x="4.401cm" svg:y="4.826cm">
          <text:p text:style-name="P5">Attributs</text:p>
          <text:p text:style-name="P5">________</text:p>
          <text:p text:style-name="P5">priorité = 2</text:p>
          <text:p text:style-name="P5">taille = ...</text:p>
          <text:p text:style-name="P5">...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75cm" svg:height="1.875cm" svg:x="2.102cm" svg:y="4.827cm">
          <text:p text:style-name="P5">Thread ID</text:p>
          <text:p text:style-name="P5">________</text:p>
          <text:p text:style-name="P5">212</text:p>
          <text:p text:style-name="P5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92cm" svg:height="0.78cm" svg:x="1.906cm" svg:y="4.145cm">
          <draw:text-box>
            <text:p text:style-name="P3">threadA</text:p>
          </draw:text-box>
        </draw:frame>
        <draw:custom-shape draw:style-name="gr2" draw:text-style-name="P1" draw:layer="layout" svg:width="17.375cm" svg:height="2.875cm" svg:x="1.7cm" svg:y="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1.625cm" svg:x="10.2cm" svg:y="8.25cm">
          <text:p text:style-name="P4">fonctionB()</text:p>
          <text:p text:style-name="P4">i=10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41cm" svg:height="0.78cm" svg:x="10.006cm" svg:y="7.445cm">
          <draw:text-box>
            <text:p text:style-name="P3">Pile du threadB</text:p>
          </draw:text-box>
        </draw:frame>
        <draw:custom-shape draw:style-name="gr3" draw:text-style-name="P5" draw:layer="layout" svg:width="1.875cm" svg:height="1.875cm" svg:x="6.7cm" svg:y="8.025cm">
          <text:p text:style-name="P5">Registres</text:p>
          <text:p text:style-name="P5">________</text:p>
          <text:p text:style-name="P5">SP</text:p>
          <text:p text:style-name="P5">PC</text:p>
          <text:p text:style-name="P5">...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75cm" svg:height="1.875cm" svg:x="4.401cm" svg:y="8.026cm">
          <text:p text:style-name="P5">Attributs</text:p>
          <text:p text:style-name="P5">________</text:p>
          <text:p text:style-name="P5">priorité = 2</text:p>
          <text:p text:style-name="P5">taille = ...</text:p>
          <text:p text:style-name="P5">...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75cm" svg:height="1.875cm" svg:x="2.102cm" svg:y="8.027cm">
          <text:p text:style-name="P5">Thread ID</text:p>
          <text:p text:style-name="P5">________</text:p>
          <text:p text:style-name="P5">315</text:p>
          <text:p text:style-name="P5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92cm" svg:height="0.78cm" svg:x="1.906cm" svg:y="7.345cm">
          <draw:text-box>
            <text:p text:style-name="P3">threadB</text:p>
          </draw:text-box>
        </draw:frame>
        <draw:line draw:style-name="gr5" draw:text-style-name="P1" draw:layer="layout" svg:x1="9.825cm" svg:y1="12.125cm" svg:x2="18.575cm" svg:y2="12.125cm">
          <text:p/>
        </draw:line>
        <draw:line draw:style-name="gr5" draw:text-style-name="P1" draw:layer="layout" svg:x1="9.825cm" svg:y1="15.025cm" svg:x2="18.575cm" svg:y2="15.025cm">
          <text:p/>
        </draw:line>
        <draw:polyline draw:style-name="gr6" draw:text-style-name="P1" draw:layer="layout" svg:width="2.249cm" svg:height="0.749cm" svg:x="7.95cm" svg:y="5cm" svg:viewBox="0 0 2250 750" draw:points="0,750 1375,750 1375,0 2250,0">
          <text:p/>
        </draw:polyline>
        <draw:polyline draw:style-name="gr6" draw:text-style-name="P1" draw:layer="layout" svg:width="2.249cm" svg:height="14.999cm" svg:x="7.95cm" svg:y="6.125cm" svg:viewBox="0 0 2250 15000" draw:points="0,0 1375,0 1375,15000 2250,15000">
          <text:p/>
        </draw:polyline>
        <draw:polyline draw:style-name="gr6" draw:text-style-name="P1" draw:layer="layout" svg:width="2.249cm" svg:height="0.749cm" svg:x="7.95cm" svg:y="8.25cm" svg:viewBox="0 0 2250 750" draw:points="0,750 1000,750 1000,0 2250,0">
          <text:p/>
        </draw:polyline>
        <draw:polyline draw:style-name="gr6" draw:text-style-name="P1" draw:layer="layout" svg:width="2.249cm" svg:height="9.874cm" svg:x="7.95cm" svg:y="9.375cm" svg:viewBox="0 0 2250 9875" draw:points="0,0 1000,0 1000,9875 2250,9875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Yann Thoma</meta:initial-creator>
    <meta:creation-date>2009-02-05T11:41:04</meta:creation-date>
    <dc:creator>Yann Thoma</dc:creator>
    <dc:date>2009-02-05T13:34:25</dc:date>
    <meta:editing-cycles>4</meta:editing-cycles>
    <meta:editing-duration>PT1H53M21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